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1.779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4.2173in"/>
    </style:style>
    <style:style style:name="co10" style:family="table-column">
      <style:table-column-properties fo:break-before="auto" style:column-width="3.5925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2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ce1"/>
          <table:table-cell table:style-name="ce4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S.NO</text:p>
          </table:table-cell>
          <table:table-cell table:style-name="ce5" office:value-type="string" calcext:value-type="string">
            <text:p>FILE NAME</text:p>
          </table:table-cell>
          <table:table-cell table:style-name="ce5" office:value-type="string" calcext:value-type="string">
            <text:p>MACRO</text:p>
          </table:table-cell>
          <table:table-cell table:style-name="ce5" office:value-type="string" calcext:value-type="string">
            <text:p>DEFINED(ifdef)</text:p>
          </table:table-cell>
          <table:table-cell table:style-name="ce5" office:value-type="string" calcext:value-type="string">
            <text:p>NOT DEFINED(ifndef)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CCOUNTING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CS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ES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ES_SIV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ES_WRAP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IRTIME_POLICY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IB_EVENT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IB_STUB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OG_NAME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P2P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SETGROUPS_OVERRIDE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P_DRV_OPS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P_LIST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APPLE__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SN1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UTHSRV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EACON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BIG_ENDIAN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IT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ITFIELD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RCM_VENDOR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SS_LOAD_UPDATE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swap_16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bswap_32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BYTE_ORDER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CHECKER__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LOCK_BOOTTIME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LOCK_MONOTONI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MEBACK_TOKEN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MMON_H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CS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IRTIME_POLICY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NDROID_LO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NSI_C_EXTRA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BRCM_SAE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CTRL_IFACE_UD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CTRL_IFACE_UDP_IPV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CTRL_IFACE_UDP_REMO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CTRL_IFACE_UNI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EBUG_FI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EBUG_LINUX_TRAC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ostapd-2.11/hostapd/main.c</text:p>
          </table:table-cell>
          <table:table-cell office:value-type="string" calcext:value-type="string">
            <text:p>CONFIG_DEBUG_SYSLO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P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PP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PP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ATHER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BS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HOST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MACSEC_LINU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MACSEC_Q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NDI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NL802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NL80211_BRC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NL80211_Q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NO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OPENBS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RADIUS_AC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ROBOSWITC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WEX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RIVER_WI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DYNAMIC_EAP_METHO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AP_PROX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C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LOOP_EPO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LOOP_KQUE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LOOP_PO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LOOP_SELEC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R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ETH_P_OU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FIL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FI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FILS_SK_PF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FI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F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FULL_DYNAMIC_VL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GETRANDO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HE_OVERRID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HS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AP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EEE80211A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EEE80211A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EEE80211B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EEE80211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EEE80211R_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NTERWORK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IPV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MACSE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MB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MES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MODULE_TES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AN_US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ATIVE_WINDOW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ACCOUNT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CTRL_IFA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HOSTAPD_LOGG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INL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RADI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RANDOM_POO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RC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RR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SOCKLEN_T_TYPEDE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STDOUT_DEBU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TKI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VL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NO_WPA_MS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OC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OPENSC_ENGINE_PAT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OPENSSL_INTERNAL_AES_WR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OW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2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2P_MANAG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AS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KCS11_ENGINE_PAT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KCS11_MODULE_PAT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MKSA_CACHE_EXTERNA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ROXYAR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PTKSA_CACH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RADIUS_TE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RADIUS_T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RSN_PREAUT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RSN_TEST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A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AE_P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HA2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HA3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HA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QLI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UITE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SUITEB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TAXONOM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TD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TESTING_OPTION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USE_INTTYPE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VALGRIN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VHT_OVERRID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E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IFI_DISPLA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N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NM_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PS_NF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PS_STRIC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FIG_WPS_TEST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ST_TIM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TROL_IFACE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cpluspl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C32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YPTO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YPTO_RSA_OAEP_SHA2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TRL_IFACE_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TRL_IFAC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FAULT_WPA_DISABLE_EAPOL_KEY_RETRI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F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F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HC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HCP_SNOO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H_GROUP5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P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PP_HOSTAPD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IVE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IVER_NL80211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DEF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I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METHOD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OL_AUTH_SM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OL_AUTH_SM_I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OL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OL_TE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REGISTE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AK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AKA_PRI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EK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FA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GPS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GT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IDENTIT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IKEV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MD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METHOD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MSCHAPV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PA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PE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PS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PW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SAK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S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TE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T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TL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TN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TT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UNAUTH_T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VENDOR_TE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ERVER_WS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IM_D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SIM_DB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TLS_FUNC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P_WSC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LOO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AL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HL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80211_ENCA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8021Q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A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EAPO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I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OU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OUI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PA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PREAUT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RR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H_P_RSN_PREAUT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_FULLFSYN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LS_HL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FreeBSD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ST_CTRL_IFAC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ST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func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AS_QUERY_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AS_SERV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IT_VERSION_STR_POSTFI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GNUC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STAP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STAPD_CLEANUP_INTERVA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STAPD_CONFIG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STAPD_DUMP_ST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STAPD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20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20_VERS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W_FEATURES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W_FEATURE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_11_AUTH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_11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_11_DEF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_11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_1X_DEF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1X_EAPO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EE802_1X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F_DORMA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F_LOWER_U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LA_IFNA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LA_LINKMO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LA_OPERST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LA_WIRELES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NAMSIZ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_OPER_DORMA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_OPER_U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CLUDE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P_ADD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2_PACKET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linux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NUX_BRIDG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NUX_DEFINE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NUX_IOCTL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ST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LITTLE_ENDI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OG_HOSTAP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C2ST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MACH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maybe_unus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BO_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D5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LM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DULE_TEST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MSC_V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SG_DONTWA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must_che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N_D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N_DE_MAX_SERVI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N_USD_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DISC_SNOO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ED_AP_ML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IGHBOR_DB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NetBSD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TLINK_CAP_A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TLINK_EXT_A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TLINK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D_brainpoolP224r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D_brainpoolP256r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D_brainpoolP384r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D_brainpoolP512r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L_CAPABILITY_VERSION_3_5_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LM_F_ACK_TLV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LM_F_CAPP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_SHA256_WRAPP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_SHA384_WRAPP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_SHA512_WRAPP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CV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ffseto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OpenBSD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IS_BORINGSS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A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D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MD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RC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RC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SH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SHA2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NSSL_NO_SHA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fre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mallo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memc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memcp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memm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mem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NO_C_LIB_DEFIN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reallo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REJECT_C_LIB_FUNCTION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nprint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casec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ch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c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du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l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ncasec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nc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rch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s_strst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2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2P_HOSTAPD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CKET_TX_TIMESTA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SN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LATFORM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MKSA_CACH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EAUTH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V_NETLINK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TKSA_CACH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QCA_VENDOR_ATT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QCA_VENDO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RADIOT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RADIOTAP_ITE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OTAP_SUPPORT_OVERRID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US_CLIENT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US_DA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U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US_SERV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DIUS_SERVER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NDOM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FKILL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RM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SA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rtems__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A1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A256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A384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A512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OCBRADDB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OCBRADDI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OCBRDELB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OCBRDELI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socklen_t_defin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_EE_ORIGIN_TXSTAT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L_NETLIN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_WIFI_STAT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_INFO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E_MACHIN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AXONOMY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_FUZZ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KIP_COUNTERMEASURE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L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NC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AC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UID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SI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SION_STR_POSTFI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LA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LAN_INIT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vxwork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WIN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WIN32_W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M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NM_AP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ORDS_BIGENDI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AUTH_GLU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AUTH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AUTH_IE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AUTH_I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AUTH_KAY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BUF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BYTE_SWAP_DEFIN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COMMON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CTRL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DEBUG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IGNORE_CONFIG_ERROR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TRA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TRACE_BF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A_TYPES_DEFIN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S_DEF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S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S_HOSTAPD_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_SNOOP_H</text:p>
          </table:table-cell>
          <table:table-cell table:number-columns-repeated="2"/>
        </table:table-row>
        <table:table-row table:style-name="ro1" table:number-rows-repeated="10481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default-cell-style-name="ce3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MACRO</text:p>
          </table:table-cell>
          <table:table-cell table:style-name="ce2" office:value-type="string" calcext:value-type="string">
            <text:p>Defined?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hostapd-2.11/hostapd/main.c</text:p>
          </table:table-cell>
          <table:table-cell table:style-name="ce5" office:value-type="string" calcext:value-type="string">
            <text:p>CONFIG_DEBUG_SYSLO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5" office:value-type="string" calcext:value-type="string">
            <text:p>CONFIG_NATIVE_WINDOW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5" office:value-type="string" calcext:value-type="string">
            <text:p>CONFIG_NO_HOSTAPD_LOGG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B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N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EBUG_FIL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EBUG_LINUX_TRACI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_UD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P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HOSTAPD_CLEANUP_INTERVAL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P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TH_P_OUI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PP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S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ostapd-2.11/hostapd/config_file.c</text:p>
          </table:table-cell>
          <table:table-cell table:style-name="ce5" office:value-type="string" calcext:value-type="string">
            <text:p>CONFIG_NO_VLAN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QLIT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RADIUS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R_A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HA384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A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UITEB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UITEB19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IL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OW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HS20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ASN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E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A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AX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NTERWORKI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C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IRTIME_POLICY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AE_PK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TESTING_OPTION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ACSE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FAS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EA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SIM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W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R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AP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ADIUS_TL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SN_PREAUTH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CTRL_IFAC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RADIUS_SERV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ULL_DYNAMIC_VLAN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OCV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PS_NF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2P_MANAG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SN_TESTI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NM_A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ADIUS_TES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ROXYAR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BO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WPA_IGNORE_CONFIG_ERROR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stapd-2.11/hostapd/../src/ap/hostapd.c</text:p>
          </table:table-cell>
          <table:table-cell table:style-name="ce5" office:value-type="string" calcext:value-type="string">
            <text:p>CONFIG_P2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AN_US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ESH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RRM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EED_AP_MLME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PV6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ostapd-2.11/hostapd/../src/ap/wpa_auth_glue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ostapd-2.11/hostapd/../src/ap/drv_callbacks.c</text:p>
          </table:table-cell>
          <table:table-cell table:style-name="ce5" office:value-type="string" calcext:value-type="string">
            <text:p>CONFIG_WPS_STRIC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HOSTAPD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STDOUT_DEBU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ostapd-2.11/hostapd/../src/ap/ap_drv_ops.c</text:p>
          </table:table-cell>
          <table:table-cell table:style-name="ce5" office:value-type="string" calcext:value-type="string">
            <text:p>CONFIG_WIFI_DISPLAY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ostapd-2.11/hostapd/../src/ap/utils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hostapd-2.11/hostapd/../src/ap/authsrv.c</text:p>
          </table:table-cell>
          <table:table-cell table:style-name="ce5" office:value-type="string" calcext:value-type="string">
            <text:p>EAP_SERVER_AKA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IM_DB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TLS_FUNC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RYPTO_RSA_OAEP_SHA256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hostapd-2.11/hostapd/../src/ap/ieee802_1x.c</text:p>
          </table:table-cell>
          <table:table-cell table:style-name="ce5" office:value-type="string" calcext:value-type="string">
            <text:p>CONFIG_FIPS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RC4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hostapd-2.11/hostapd/../src/ap/ap_config.c</text:p>
          </table:table-cell>
          <table:table-cell table:style-name="ce5" office:value-type="string" calcext:value-type="string">
            <text:p>DEFAULT_WPA_DISABLE_EAPOL_KEY_RETRI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TKI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hostapd-2.11/hostapd/../src/ap/eap_user_db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hostapd-2.11/hostapd/../src/ap/ieee802_11_auth.c</text:p>
          </table:table-cell>
          <table:table-cell table:style-name="ce5" office:value-type="string" calcext:value-type="string">
            <text:p>CONFIG_DRIVER_RADIUS_ACL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ostapd-2.11/hostapd/../src/ap/sta_info.c</text:p>
          </table:table-cell>
          <table:table-cell table:style-name="ce5" office:value-type="string" calcext:value-type="string">
            <text:p>CONFIG_TAXONOMY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ILS_SK_PF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ostapd-2.11/hostapd/../src/ap/wpa_auth.c</text:p>
          </table:table-cell>
          <table:table-cell table:style-name="ce5" office:value-type="string" calcext:value-type="string">
            <text:p>TEST_FUZZ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HA256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MKSA_CACHE_EXTERNAL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ostapd-2.11/hostapd/../src/ap/tkip_countermeasures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ostapd-2.11/hostapd/../src/ap/ap_mlme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ostapd-2.11/hostapd/../src/ap/wpa_auth_ie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ostapd-2.11/hostapd/../src/ap/preauth_auth.c</text:p>
          </table:table-cell>
          <table:table-cell table:style-name="ce5" office:value-type="string" calcext:value-type="string">
            <text:p>ETH_P_PREAUTH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ostapd-2.11/hostapd/../src/ap/pmksa_cache_auth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stapd-2.11/hostapd/../src/ap/ieee802_11_shared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stapd-2.11/hostapd/../src/ap/beaco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stapd-2.11/hostapd/../src/ap/bss_load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stapd-2.11/hostapd/../src/ap/neighbor_db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stapd-2.11/hostapd/../src/ap/rrm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stapd-2.11/hostapd/../src/common/ptksa_cache.c</text:p>
          </table:table-cell>
          <table:table-cell table:style-name="ce5" office:value-type="string" calcext:value-type="string">
            <text:p>CONFIG_PTKSA_CACH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stapd-2.11/hostapd/../src/drivers/drivers.c</text:p>
          </table:table-cell>
          <table:table-cell table:style-name="ce5" office:value-type="string" calcext:value-type="string">
            <text:p>CONFIG_DRIVER_NL80211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WEX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HOSTA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BS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OPENBS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DI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WIRE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MACSEC_LINUX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MACSEC_QCA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ROBOSWITCH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ATHERO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ON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stapd-2.11/hostapd/../src/utils/eloop.c</text:p>
          </table:table-cell>
          <table:table-cell table:style-name="ce5" office:value-type="string" calcext:value-type="string">
            <text:p>CONFIG_ELOOP_POLL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LOOP_EPOLL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LOOP_KQUEU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WPA_TRAC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LOOP_SELECT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stapd-2.11/hostapd/../src/utils/common.c</text:p>
          </table:table-cell>
          <table:table-cell table:style-name="ce5" office:value-type="string" calcext:value-type="string">
            <text:p>CONFIG_ANSI_C_EXTRA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WIN32_WC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UNICOD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stapd-2.11/hostapd/../src/utils/wpa_debug.c</text:p>
          </table:table-cell>
          <table:table-cell table:style-name="ce5" office:value-type="string" calcext:value-type="string">
            <text:p>CONFIG_ANDROID_LO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OG_NAME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LOG_HOSTAPD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linux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WIN32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WPA_MS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stapd-2.11/hostapd/../src/utils/wpabuf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stapd-2.11/hostapd/../src/utils/os_unix.c</text:p>
          </table:table-cell>
          <table:table-cell table:style-name="ce5" office:value-type="string" calcext:value-type="string">
            <text:p>ANDROI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MACH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POSIX_C_SOURCE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LOCK_BOOTTIME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LOCK_MONOTONIC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APPLE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uClinux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sun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SETGROUPS_OVERRID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FreeBSD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NetBSD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OpenBSD__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F_FULLFSYN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WPA_TRACE_BFD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hostapd-2.11/hostapd/../src/utils/ip_addr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hostapd-2.11/hostapd/../src/utils/crc32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hostapd-2.11/hostapd/../src/common/ieee802_11_commo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hostapd-2.11/hostapd/../src/common/wpa_common.c</text:p>
          </table:table-cell>
          <table:table-cell table:style-name="ce5" office:value-type="string" calcext:value-type="string">
            <text:p>CONFIG_IEEE80211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HA51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hostapd-2.11/hostapd/../src/common/hw_features_commo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hostapd-2.11/hostapd/../src/eapol_auth/eapol_auth_sm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hostapd-2.11/hostapd/../src/eapol_auth/eapol_auth_dump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hostapd-2.11/hostapd/../src/common/ctrl_iface_common.c</text:p>
          </table:table-cell>
          <table:table-cell table:style-name="ce5" office:value-type="string" calcext:value-type="string">
            <text:p>CONFIG_CTRL_IFACE_UNIX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hostapd-2.11/hostapd/ctrl_iface.c</text:p>
          </table:table-cell>
          <table:table-cell table:style-name="ce5" office:value-type="string" calcext:value-type="string">
            <text:p>CONFIG_WPS_TESTI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PP3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_UDP_REMOT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_UDP_IPV6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ODULE_TEST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hostapd-2.11/hostapd/../src/ap/ctrl_iface_ap.c</text:p>
          </table:table-cell>
          <table:table-cell table:style-name="ce5" office:value-type="string" calcext:value-type="string">
            <text:p>HOSTAPD_DUMP_STATE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hostapd-2.11/hostapd/../src/drivers/driver_nl80211.c</text:p>
          </table:table-cell>
          <table:table-cell table:style-name="ce5" office:value-type="string" calcext:value-type="string">
            <text:p>NETLINK_CAP_ACK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ETLINK_EXT_ACK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LM_F_CAPPED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LM_F_ACK_TLVS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SOL_NETLINK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L80211_QCA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TDL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NM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VHT_OVERRID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HE_OVERRID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P2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L80211_BRCM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IB_STUB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hostapd-2.11/hostapd/../src/drivers/driver_nl80211_capa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hostapd-2.11/hostapd/../src/drivers/driver_nl80211_event.c</text:p>
          </table:table-cell>
          <table:table-cell table:style-name="ce5" office:value-type="string" calcext:value-type="string">
            <text:p>ANDROID_LIB_EVEN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hostapd-2.11/hostapd/../src/drivers/driver_nl80211_monitor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hostapd-2.11/hostapd/../src/drivers/driver_nl80211_sca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hostapd-2.11/hostapd/../src/drivers/netlink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hostapd-2.11/hostapd/../src/drivers/rfkill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hostapd-2.11/hostapd/../src/utils/radiotap.c</text:p>
          </table:table-cell>
          <table:table-cell table:style-name="ce5" office:value-type="string" calcext:value-type="string">
            <text:p>RADIOTAP_SUPPORT_OVERRID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hostapd-2.11/hostapd/../src/drivers/linux_ioctl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hostapd-2.11/hostapd/../src/l2_packet/l2_packet_none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hostapd-2.11/hostapd/eap_register.c</text:p>
          </table:table-cell>
          <table:table-cell table:style-name="ce5" office:value-type="string" calcext:value-type="string">
            <text:p>EAP_SERVER_IDENTITY</text:p>
          </table:table-cell>
          <table:table-cell table:style-name="ce7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MD5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L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UNAUTH_TL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MSCHAPV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EA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LV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GT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TL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AKA_PRIM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AX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SK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SAK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GPSK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VENDOR_TEST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WS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IKEV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EK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hostapd-2.11/hostapd/../src/eap_server/eap_server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hostapd-2.11/hostapd/../src/eap_common/eap_commo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hostapd-2.11/hostapd/../src/eap_server/eap_server_methods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hostapd-2.11/hostapd/../src/eap_server/eap_server_identity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hostapd-2.11/hostapd/../src/crypto/crypto_openssl.c</text:p>
          </table:table-cell>
          <table:table-cell table:style-name="ce5" office:value-type="string" calcext:value-type="string">
            <text:p>CONFIG_ECC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LIBRESSL_VERSION_NUMB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SHA256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SHA51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RC4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O_SHA256_WRAPP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O_SHA384_WRAPP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O_SHA512_WRAPPER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OPENSSL_INTERNAL_AES_WRAP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A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IS_BORINGSSL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D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RC2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MD5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SHA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224r1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256r1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384r1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512r1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hostapd-2.11/hostapd/../src/crypto/tls_none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hostapd-2.11/hostapd/../src/crypto/sha1-prf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hostapd-2.11/hostapd/../src/crypto/sha256-prf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hostapd-2.11/hostapd/../src/crypto/sha256-tlsprf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hostapd-2.11/hostapd/../src/crypto/random.c</text:p>
          </table:table-cell>
          <table:table-cell table:style-name="ce5" office:value-type="string" calcext:value-type="string">
            <text:p>CONFIG_GETRANDOM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hostapd-2.11/hostapd/../src/ap/wmm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hostapd-2.11/hostapd/../src/ap/ap_list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hostapd-2.11/hostapd/../src/ap/comeback_toke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hostapd-2.11/hostapd/../src/pasn/pasn_responder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hostapd-2.11/hostapd/../src/pasn/pasn_common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hostapd-2.11/hostapd/../src/ap/ieee802_11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hostapd-2.11/hostapd/../src/ap/hw_features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hostapd-2.11/hostapd/../src/ap/dfs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hostapd-2.11/hostapd/../src/ap/ieee802_11_ht.c</text:p>
          </table:table-cell>
          <table:table-cell table:style-name="ce5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hostapd-2.11/hostapd/../src/drivers/driver_common.c</text:p>
          </table:table-cell>
          <table:table-cell table:style-name="ce5"/>
          <table:table-cell table:style-name="ce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./src/ap/accounting.h</text:p>
          </table:table-cell>
          <table:table-cell office:value-type="string" calcext:value-type="string">
            <text:p>CONFIG_NO_ACCOU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./src/ap/acs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/src/crypto/aes_wrap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./src/ap/airtime_policy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7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3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MACRO</text:p>
          </table:table-cell>
          <table:table-cell table:style-name="ce2" office:value-type="string" calcext:value-type="string">
            <text:p>DEFINED(ifdef)-running</text:p>
          </table:table-cell>
          <table:table-cell table:style-name="ce2" office:value-type="string" calcext:value-type="string">
            <text:p>NOT DEFINED(ifndef)-running</text:p>
          </table:table-cell>
          <table:table-cell table:style-name="ce2" office:value-type="string" calcext:value-type="string">
            <text:p>Defined?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hostapd-2.11/hostapd/main.c</text:p>
          </table:table-cell>
          <table:table-cell table:style-name="ce5" office:value-type="string" calcext:value-type="string">
            <text:p>CONFIG_DEBUG_SYS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5" office:value-type="string" calcext:value-type="string">
            <text:p>CONFIG_NATIVE_WINDOWS</text:p>
          </table:table-cell>
          <table:table-cell table:style-name="ce5" office:value-type="string" calcext:value-type="string">
            <text:p>not there</text:p>
          </table:table-cell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5" office:value-type="string" calcext:value-type="string">
            <text:p>CONFIG_NO_HOSTAPD_LOGGER</text:p>
          </table:table-cell>
          <table:table-cell table:style-name="ce5" office:value-type="string" calcext:value-type="string">
            <text:p>not there</text:p>
          </table:table-cell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B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N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EBUG_FIL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EBUG_LINUX_TRACIN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_UDP</text:p>
          </table:table-cell>
          <table:table-cell table:style-name="ce5" office:value-type="string" calcext:value-type="string">
            <text:p>not there</text:p>
          </table:table-cell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P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HOSTAPD_CLEANUP_INTERVAL</text:p>
          </table:table-cell>
          <table:table-cell table:style-name="ce5" office:value-type="string" calcext:value-type="string">
            <text:p>not there</text:p>
          </table:table-cell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PP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TH_P_OUI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PP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S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t there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ostapd-2.11/hostapd/config_file.c</text:p>
          </table:table-cell>
          <table:table-cell table:style-name="ce5" office:value-type="string" calcext:value-type="string">
            <text:p>CONFIG_NO_VLAN</text:p>
          </table:table-cell>
          <table:table-cell table:style-name="ce5"/>
          <table:table-cell table:style-name="ce5" office:value-type="string" calcext:value-type="string">
            <text:p>NO 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QLIT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RADIU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R_A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HA384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A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UITEB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UITEB192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IL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OW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HS20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ASN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E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A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EEE80211AX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NTERWORKING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C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AIRTIME_POLICY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AE_PK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TESTING_OPTION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ACSE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FAST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EA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SIM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W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R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AP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ADIUS_TL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SN_PREAUTH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CTRL_IFACE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RADIUS_SERVER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ULL_DYNAMIC_VLAN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OCV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PS_NF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2P_MANAGER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SN_TESTING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NM_A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RADIUS_TEST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ROXYAR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BO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WPA_IGNORE_CONFIG_ERRORS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stapd-2.11/hostapd/../src/ap/hostapd.c</text:p>
          </table:table-cell>
          <table:table-cell table:style-name="ce5" office:value-type="string" calcext:value-type="string">
            <text:p>CONFIG_P2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AN_US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ESH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RRM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EED_AP_MLME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IPV6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ostapd-2.11/hostapd/../src/ap/wpa_auth_glue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ostapd-2.11/hostapd/../src/ap/drv_callbacks.c</text:p>
          </table:table-cell>
          <table:table-cell table:style-name="ce5" office:value-type="string" calcext:value-type="string">
            <text:p>CONFIG_WPS_STRICT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HOSTAPD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STDOUT_DEBUG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ostapd-2.11/hostapd/../src/ap/ap_drv_ops.c</text:p>
          </table:table-cell>
          <table:table-cell table:style-name="ce5" office:value-type="string" calcext:value-type="string">
            <text:p>CONFIG_WIFI_DISPLAY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ostapd-2.11/hostapd/../src/ap/utils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hostapd-2.11/hostapd/../src/ap/authsrv.c</text:p>
          </table:table-cell>
          <table:table-cell table:style-name="ce5" office:value-type="string" calcext:value-type="string">
            <text:p>EAP_SERVER_AKA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IM_DB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TLS_FUNC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RYPTO_RSA_OAEP_SHA256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hostapd-2.11/hostapd/../src/ap/ieee802_1x.c</text:p>
          </table:table-cell>
          <table:table-cell table:style-name="ce5" office:value-type="string" calcext:value-type="string">
            <text:p>CONFIG_FIP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RC4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hostapd-2.11/hostapd/../src/ap/ap_config.c</text:p>
          </table:table-cell>
          <table:table-cell table:style-name="ce5" office:value-type="string" calcext:value-type="string">
            <text:p>DEFAULT_WPA_DISABLE_EAPOL_KEY_RETRIES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TKI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hostapd-2.11/hostapd/../src/ap/eap_user_db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hostapd-2.11/hostapd/../src/ap/ieee802_11_auth.c</text:p>
          </table:table-cell>
          <table:table-cell table:style-name="ce5" office:value-type="string" calcext:value-type="string">
            <text:p>CONFIG_DRIVER_RADIUS_ACL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ostapd-2.11/hostapd/../src/ap/sta_info.c</text:p>
          </table:table-cell>
          <table:table-cell table:style-name="ce5" office:value-type="string" calcext:value-type="string">
            <text:p>CONFIG_TAXONOMY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FILS_SK_PF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ostapd-2.11/hostapd/../src/ap/wpa_auth.c</text:p>
          </table:table-cell>
          <table:table-cell table:style-name="ce5" office:value-type="string" calcext:value-type="string">
            <text:p>TEST_FUZ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HA256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PMKSA_CACHE_EXTERNAL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ostapd-2.11/hostapd/../src/ap/tkip_countermeasures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ostapd-2.11/hostapd/../src/ap/ap_mlme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ostapd-2.11/hostapd/../src/ap/wpa_auth_ie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ostapd-2.11/hostapd/../src/ap/preauth_auth.c</text:p>
          </table:table-cell>
          <table:table-cell table:style-name="ce5" office:value-type="string" calcext:value-type="string">
            <text:p>ETH_P_PREAUTH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ostapd-2.11/hostapd/../src/ap/pmksa_cache_auth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stapd-2.11/hostapd/../src/ap/ieee802_11_shared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stapd-2.11/hostapd/../src/ap/beaco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stapd-2.11/hostapd/../src/ap/bss_load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stapd-2.11/hostapd/../src/ap/neighbor_db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stapd-2.11/hostapd/../src/ap/rrm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stapd-2.11/hostapd/../src/common/ptksa_cache.c</text:p>
          </table:table-cell>
          <table:table-cell table:style-name="ce5" office:value-type="string" calcext:value-type="string">
            <text:p>CONFIG_PTKSA_CACH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stapd-2.11/hostapd/../src/drivers/drivers.c</text:p>
          </table:table-cell>
          <table:table-cell table:style-name="ce5" office:value-type="string" calcext:value-type="string">
            <text:p>CONFIG_DRIVER_NL80211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WEXT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HOSTA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BS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OPENBS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DI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WIRE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MACSEC_LINUX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MACSEC_QCA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ROBOSWITCH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ATHERO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ON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stapd-2.11/hostapd/../src/utils/eloop.c</text:p>
          </table:table-cell>
          <table:table-cell table:style-name="ce5" office:value-type="string" calcext:value-type="string">
            <text:p>CONFIG_ELOOP_POLL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LOOP_EPOLL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LOOP_KQUEU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WPA_TRAC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ELOOP_SELECT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stapd-2.11/hostapd/../src/utils/common.c</text:p>
          </table:table-cell>
          <table:table-cell table:style-name="ce5" office:value-type="string" calcext:value-type="string">
            <text:p>CONFIG_ANSI_C_EXTRA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WIN32_WC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stapd-2.11/hostapd/../src/utils/wpa_debug.c</text:p>
          </table:table-cell>
          <table:table-cell table:style-name="ce5" office:value-type="string" calcext:value-type="string">
            <text:p>CONFIG_ANDROID_LOG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OG_NAM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LOG_HOSTAPD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linux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WIN32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NO_WPA_MSG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stapd-2.11/hostapd/../src/utils/wpabuf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stapd-2.11/hostapd/../src/utils/os_unix.c</text:p>
          </table:table-cell>
          <table:table-cell table:style-name="ce5" office:value-type="string" calcext:value-type="string">
            <text:p>ANDROI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MACH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POSIX_C_SOURCE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LOCK_BOOTTIME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LOCK_MONOTONIC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APPLE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uClinux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sun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SETGROUPS_OVERRID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FreeBSD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NetBSD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__OpenBSD__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F_FULLFSYN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WPA_TRACE_BFD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hostapd-2.11/hostapd/../src/utils/ip_addr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hostapd-2.11/hostapd/../src/utils/crc32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hostapd-2.11/hostapd/../src/common/ieee802_11_commo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hostapd-2.11/hostapd/../src/common/wpa_common.c</text:p>
          </table:table-cell>
          <table:table-cell table:style-name="ce5" office:value-type="string" calcext:value-type="string">
            <text:p>CONFIG_IEEE80211R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SHA512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hostapd-2.11/hostapd/../src/common/hw_features_commo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hostapd-2.11/hostapd/../src/eapol_auth/eapol_auth_sm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hostapd-2.11/hostapd/../src/eapol_auth/eapol_auth_dump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hostapd-2.11/hostapd/../src/common/ctrl_iface_common.c</text:p>
          </table:table-cell>
          <table:table-cell table:style-name="ce5" office:value-type="string" calcext:value-type="string">
            <text:p>CONFIG_CTRL_IFACE_UNIX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hostapd-2.11/hostapd/ctrl_iface.c</text:p>
          </table:table-cell>
          <table:table-cell table:style-name="ce5" office:value-type="string" calcext:value-type="string">
            <text:p>CONFIG_WPS_TESTING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PP3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_UDP_REMOT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CTRL_IFACE_UDP_IPV6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MODULE_TEST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hostapd-2.11/hostapd/../src/ap/ctrl_iface_ap.c</text:p>
          </table:table-cell>
          <table:table-cell table:style-name="ce5" office:value-type="string" calcext:value-type="string">
            <text:p>HOSTAPD_DUMP_STATE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hostapd-2.11/hostapd/../src/drivers/driver_nl80211.c</text:p>
          </table:table-cell>
          <table:table-cell table:style-name="ce5" office:value-type="string" calcext:value-type="string">
            <text:p>NETLINK_CAP_ACK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ETLINK_EXT_ACK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LM_F_CAPPED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LM_F_ACK_TLV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SOL_NETLINK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L80211_QCA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TDL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WNM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VHT_OVERRID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HE_OVERRID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P2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DRIVER_NL80211_BRCM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ANDROID_LIB_STUB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hostapd-2.11/hostapd/../src/drivers/driver_nl80211_capa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hostapd-2.11/hostapd/../src/drivers/driver_nl80211_event.c</text:p>
          </table:table-cell>
          <table:table-cell table:style-name="ce5" office:value-type="string" calcext:value-type="string">
            <text:p>ANDROID_LIB_EVENT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hostapd-2.11/hostapd/../src/drivers/driver_nl80211_monitor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hostapd-2.11/hostapd/../src/drivers/driver_nl80211_sca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hostapd-2.11/hostapd/../src/drivers/netlink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hostapd-2.11/hostapd/../src/drivers/rfkill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hostapd-2.11/hostapd/../src/utils/radiotap.c</text:p>
          </table:table-cell>
          <table:table-cell table:style-name="ce5" office:value-type="string" calcext:value-type="string">
            <text:p>RADIOTAP_SUPPORT_OVERRID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hostapd-2.11/hostapd/../src/drivers/linux_ioctl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hostapd-2.11/hostapd/../src/l2_packet/l2_packet_none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hostapd-2.11/hostapd/eap_register.c</text:p>
          </table:table-cell>
          <table:table-cell table:style-name="ce5" office:value-type="string" calcext:value-type="string">
            <text:p>EAP_SERVER_IDENTITY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MD5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L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UNAUTH_TL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MSCHAPV2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EA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LV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GT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TTL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AKA_PRIM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AX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PSK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SAK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GPSK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VENDOR_TEST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WS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IKEV2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EAP_SERVER_EKE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hostapd-2.11/hostapd/../src/eap_server/eap_server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hostapd-2.11/hostapd/../src/eap_common/eap_commo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hostapd-2.11/hostapd/../src/eap_server/eap_server_methods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hostapd-2.11/hostapd/../src/eap_server/eap_server_identity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hostapd-2.11/hostapd/../src/crypto/crypto_openssl.c</text:p>
          </table:table-cell>
          <table:table-cell table:style-name="ce5" office:value-type="string" calcext:value-type="string">
            <text:p>CONFIG_ECC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LIBRESSL_VERSION_NUMBER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SHA256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SHA512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RC4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O_SHA256_WRAPPER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O_SHA384_WRAPPER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O_SHA512_WRAPPER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CONFIG_OPENSSL_INTERNAL_AES_WRAP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AES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IS_BORINGSSL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DES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RC2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MD5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OPENSSL_NO_SHA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224r1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256r1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384r1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5" office:value-type="string" calcext:value-type="string">
            <text:p>NID_brainpoolP512r1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hostapd-2.11/hostapd/../src/crypto/tls_none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hostapd-2.11/hostapd/../src/crypto/sha1-prf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hostapd-2.11/hostapd/../src/crypto/sha256-prf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hostapd-2.11/hostapd/../src/crypto/sha256-tlsprf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hostapd-2.11/hostapd/../src/crypto/random.c</text:p>
          </table:table-cell>
          <table:table-cell table:style-name="ce5" office:value-type="string" calcext:value-type="string">
            <text:p>CONFIG_GETRANDOM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hostapd-2.11/hostapd/../src/ap/wmm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hostapd-2.11/hostapd/../src/ap/ap_list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hostapd-2.11/hostapd/../src/ap/comeback_toke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hostapd-2.11/hostapd/../src/pasn/pasn_responder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hostapd-2.11/hostapd/../src/pasn/pasn_common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hostapd-2.11/hostapd/../src/ap/ieee802_11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hostapd-2.11/hostapd/../src/ap/hw_features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hostapd-2.11/hostapd/../src/ap/dfs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hostapd-2.11/hostapd/../src/ap/ieee802_11_ht.c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number-columns-repeated="2"/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hostapd-2.11/hostapd/../src/drivers/driver_common.c</text:p>
          </table:table-cell>
          <table:table-cell table:style-name="ce5" table:number-columns-repeated="3"/>
          <table:table-cell table:style-name="ce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./src/ap/accounting.h</text:p>
          </table:table-cell>
          <table:table-cell office:value-type="string" calcext:value-type="string">
            <text:p>CONFIG_NO_ACCOUNT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./src/ap/acs.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/src/crypto/aes_wrap.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./src/ap/airtime_policy.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10483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7:17:02.089255585</meta:creation-date>
    <dc:date>2025-11-14T17:28:52.787531596</dc:date>
    <meta:editing-duration>PT1H37M36S</meta:editing-duration>
    <meta:editing-cycles>10</meta:editing-cycles>
    <meta:generator>LibreOffice/24.2.7.2$Linux_X86_64 LibreOffice_project/420$Build-2</meta:generator>
    <meta:document-statistic meta:table-count="3" meta:cell-count="1669" meta:object-count="0"/>
  </office:meta>
</office:document-meta>
</file>